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1.35cm" fo:min-width="5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35cm" fo:min-width="5.1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45cm" fo:min-width="5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35cm" fo:min-width="4.9cm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false" fo:min-height="2.25cm" fo:min-width="0cm"/>
    </style:style>
    <style:style style:name="gr6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false" fo:min-height="2.11cm" fo:min-width="2.843cm"/>
    </style:style>
    <style:style style:name="gr7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false" fo:min-height="1.407cm" fo:min-width="5.901cm"/>
    </style:style>
    <style:style style:name="gr8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false" fo:min-height="3.516cm" fo:min-width="2.015cm"/>
    </style:style>
    <style:style style:name="gr9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false" fo:min-height="0.704cm" fo:min-width="6.128cm"/>
    </style:style>
    <style:style style:name="gr10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false" fo:min-height="2.11cm" fo:min-width="4.78cm"/>
    </style:style>
    <style:style style:name="gr11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false" fo:min-height="3.516cm" fo:min-width="3.303cm"/>
    </style:style>
    <style:style style:name="gr12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false" fo:min-height="2.11cm" fo:min-width="3.18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1cm" fo:min-width="0cm"/>
    </style:style>
    <style:style style:name="gr14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Times New Roman"/>
    </style:style>
    <style:style style:name="P4" style:family="paragraph">
      <loext:graphic-properties draw:fill="none" draw:fill-color="#ffffff"/>
      <style:text-properties style:font-name="Times New Roman"/>
    </style:style>
    <style:style style:name="T1" style:family="text">
      <style:text-properties style:font-name="Times New 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5cm" svg:height="1.6cm" svg:x="10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6cm" svg:height="1.6cm" svg:x="10cm" svg:y="1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5.5cm" svg:height="1.7cm" svg:x="10cm" svg:y="1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5.4cm" svg:height="1.6cm" svg:x="1cm" svg:y="1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4.5cm" svg:height="2.5cm" svg:x="1.5cm" svg:y="12.8cm">
          <draw:text-box>
            <text:p text:style-name="P2"><text:span text:style-name="T1">Models</text:span></text:p>
            <text:p text:style-name="P2"><text:span text:style-name="T1">config/models </text:span></text:p>
          </draw:text-box>
        </draw:frame>
        <draw:frame draw:style-name="gr6" draw:text-style-name="P3" draw:layer="layout" svg:width="5.8cm" svg:height="2.36cm" svg:x="10cm" svg:y="12.8cm">
          <draw:text-box>
            <text:p text:style-name="P2"><text:span text:style-name="T1">Handler</text:span></text:p>
            <text:p text:style-name="P2"><text:span text:style-name="T1">src/HandlerName.hs</text:span></text:p>
          </draw:text-box>
        </draw:frame>
        <draw:frame draw:style-name="gr7" draw:text-style-name="P3" draw:layer="layout" svg:width="5.726cm" svg:height="1.657cm" svg:x="10.8cm" svg:y="19.701cm">
          <draw:text-box>
            <text:p text:style-name="P2"><text:span text:style-name="T1">Template</text:span></text:p>
            <text:p text:style-name="P2"><text:span text:style-name="T1">name.hamlet</text:span></text:p>
          </draw:text-box>
        </draw:frame>
        <draw:frame draw:style-name="gr8" draw:text-style-name="P3" draw:layer="layout" svg:width="5.4cm" svg:height="3.766cm" svg:x="10.7cm" svg:y="7.701cm">
          <draw:text-box>
            <text:p text:style-name="P2"><text:span text:style-name="T1">URL</text:span></text:p>
            <text:p text:style-name="P2"><text:span text:style-name="T1">config/routes</text:span></text:p>
            <text:p text:style-name="P2"><text:span text:style-name="T1"/></text:p>
          </draw:text-box>
        </draw:frame>
        <draw:frame draw:style-name="gr9" draw:text-style-name="P4" draw:layer="layout" svg:width="5.929cm" svg:height="0.954cm" svg:x="1.8cm" svg:y="8.2cm">
          <draw:text-box>
            <text:p><text:span text:style-name="T1">User makes a request</text:span></text:p>
          </draw:text-box>
        </draw:frame>
        <draw:frame draw:style-name="gr10" draw:text-style-name="P4" draw:layer="layout" svg:width="4.723cm" svg:height="2.36cm" svg:x="12.4cm" svg:y="10cm">
          <draw:text-box>
            <text:p><text:span text:style-name="T1">Forward request</text:span></text:p>
            <text:p><text:span text:style-name="T1">to appropriate</text:span></text:p>
            <text:p><text:span text:style-name="T1">handler</text:span></text:p>
          </draw:text-box>
        </draw:frame>
        <draw:frame draw:style-name="gr11" draw:text-style-name="P4" draw:layer="layout" svg:width="3.402cm" svg:height="3.766cm" svg:x="13.2cm" svg:y="15.9cm">
          <draw:text-box>
            <text:p><text:span text:style-name="T1">Handler <text:s/>loads</text:span></text:p>
            <text:p><text:span text:style-name="T1">a template file</text:span></text:p>
          </draw:text-box>
        </draw:frame>
        <draw:frame draw:style-name="gr12" draw:text-style-name="P4" draw:layer="layout" svg:width="3.296cm" svg:height="2.36cm" svg:x="6.5cm" svg:y="14.3cm">
          <draw:text-box>
            <text:p><text:span text:style-name="T1">Read/write</text:span></text:p>
            <text:p><text:span text:style-name="T1">data to</text:span></text:p>
            <text:p><text:span text:style-name="T1">database</text:span></text:p>
          </draw:text-box>
        </draw:frame>
        <draw:frame draw:style-name="gr13" draw:text-style-name="P4" draw:layer="layout" svg:width="3.1cm" svg:height="2.36cm" svg:x="17.5cm" svg:y="12.6cm">
          <draw:text-box>
            <text:p><text:span text:style-name="T1">Send response </text:span></text:p>
            <text:p><text:span text:style-name="T1">to user</text:span></text:p>
          </draw:text-box>
        </draw:frame>
        <draw:line draw:style-name="gr14" draw:text-style-name="P1" draw:layer="layout" svg:x1="12cm" svg:y1="9.3cm" svg:x2="12cm" svg:y2="13cm">
          <text:p/>
        </draw:line>
        <draw:line draw:style-name="gr14" draw:text-style-name="P1" draw:layer="layout" svg:x1="7.7cm" svg:y1="8.7cm" svg:x2="9.9cm" svg:y2="8.7cm">
          <text:p/>
        </draw:line>
        <draw:line draw:style-name="gr14" draw:text-style-name="P1" draw:layer="layout" svg:x1="10cm" svg:y1="13.7cm" svg:x2="6.4cm" svg:y2="13.7cm">
          <text:p/>
        </draw:line>
        <draw:line draw:style-name="gr14" draw:text-style-name="P1" draw:layer="layout" svg:x1="13.1cm" svg:y1="19.6cm" svg:x2="13.1cm" svg:y2="14.5cm">
          <text:p/>
        </draw:line>
        <draw:line draw:style-name="gr14" draw:text-style-name="P1" draw:layer="layout" svg:x1="15.6cm" svg:y1="13.7cm" svg:x2="17.6cm" svg:y2="13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7T00:59:20.204820881</meta:creation-date>
    <dc:date>2018-04-27T18:52:38.016853101</dc:date>
    <meta:editing-duration>PT59M32S</meta:editing-duration>
    <meta:editing-cycles>8</meta:editing-cycles>
    <meta:generator>LibreOffice/5.1.6.2$Linux_X86_64 LibreOffice_project/10m0$Build-2</meta:generator>
    <meta:document-statistic meta:object-count="18"/>
  </office:meta>
</office:document-meta>
</file>